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d7" draw:textarea-vertical-align="middle"/>
    </style:style>
    <style:style style:name="gr2" style:family="graphic" style:parent-style-name="standard">
      <style:graphic-properties draw:stroke="none" draw:fill-color="#000000" draw:textarea-horizontal-align="justify" draw:textarea-vertical-align="middle" draw:auto-grow-height="false" fo:min-height="8.016cm" fo:min-width="1.34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39.813cm" draw:shadow="hidden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6.25cm" draw:shadow="hidden"/>
      <style:paragraph-properties style:writing-mode="lr-tb"/>
    </style:style>
    <style:style style:name="gr5" style:family="graphic" style:parent-style-name="objectwithoutfill">
      <style:graphic-properties draw:stroke="solid" svg:stroke-width="1.94cm" svg:stroke-color="#ffffd7" draw:marker-start-width="3.11cm" draw:marker-end-width="3.11cm" svg:stroke-linecap="round" draw:fill="none" draw:textarea-vertical-align="middle" fo:padding-top="1.095cm" fo:padding-bottom="1.095cm" fo:padding-left="1.22cm" fo:padding-right="1.22cm"/>
    </style:style>
    <style:style style:name="gr6" style:family="graphic" style:parent-style-name="objectwithoutfill">
      <style:graphic-properties draw:stroke="solid" svg:stroke-width="1.94cm" svg:stroke-color="#ff8000" draw:marker-start-width="3.11cm" draw:marker-end-width="3.11cm" svg:stroke-linecap="round" draw:fill="none" draw:textarea-vertical-align="middle" fo:padding-top="1.095cm" fo:padding-bottom="1.095cm" fo:padding-left="1.22cm" fo:padding-right="1.22cm"/>
    </style:style>
    <style:style style:name="P1" style:family="paragraph">
      <loext:graphic-properties draw:fill-color="#ffffd7"/>
      <style:paragraph-properties fo:text-align="center"/>
    </style:style>
    <style:style style:name="P2" style:family="paragraph">
      <style:paragraph-properties fo:text-align="center" style:writing-mode="lr-tb"/>
      <style:text-properties fo:font-size="54pt" fo:font-weight="bold" style:font-size-asian="54pt" style:font-weight-asian="bold" style:font-size-complex="54pt" style:font-weight-complex="bold"/>
    </style:style>
    <style:style style:name="P3" style:family="paragraph">
      <loext:graphic-properties draw:fill-color="#000000"/>
      <style:paragraph-properties fo:text-align="center" style:writing-mode="lr-tb"/>
      <style:text-properties fo:font-size="54pt" fo:font-weight="bold" style:font-size-asian="54pt" style:font-weight-asian="bold" style:font-size-complex="54pt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style:font-name="Arial Black1" fo:font-size="200pt" style:font-size-asian="200pt" style:font-size-complex="200pt"/>
    </style:style>
    <style:style style:name="P5" style:family="paragraph">
      <loext:graphic-properties draw:fill="none" draw:fill-color="#ffffff"/>
      <style:paragraph-properties style:writing-mode="lr-tb"/>
      <style:text-properties style:font-name="Arial" fo:font-size="96pt" style:font-size-asian="96pt" style:font-size-complex="96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style:font-name="Arial Black1" fo:font-size="200pt" style:font-size-asian="200pt" style:font-size-complex="200pt"/>
    </style:style>
    <style:style style:name="T3" style:family="text">
      <style:text-properties style:font-name="Arial" fo:font-size="96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119.499cm" svg:height="92.249cm" svg:x="5.25cm" svg:y="4.25cm" svg:viewBox="0 0 119500 92250" draw:points="11750,250 86250,0 119500,27000 115500,71250 81250,92250 0,68000">
          <text:p/>
        </draw:polygon>
        <draw:custom-shape draw:style-name="gr2" draw:text-style-name="P3" draw:layer="layout" svg:width="6cm" svg:height="10.181cm" svg:x="140.6cm" svg:y="86.319cm">
          <text:p text:style-name="P2"><text:span text:style-name="T1">N</text:span></text:p>
          <draw:enhanced-geometry svg:viewBox="0 0 21600 21600" draw:mirror-horizontal="false" draw:mirror-vertical="false" draw:text-areas="?f0 ?f7 ?f2 21600" draw:type="up-arrow" draw:modifiers="13224.7495580436 7479.55340776537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4" draw:layer="layout" svg:width="82cm" svg:height="40.063cm" svg:x="29.75cm" svg:y="25.687cm">
          <draw:text-box>
            <text:p><text:span text:style-name="T2">Note: Angles are only estimations.</text:span></text:p>
            <text:p><text:span text:style-name="T2">This site will fit most tents</text:span></text:p>
          </draw:text-box>
        </draw:frame>
        <draw:frame draw:style-name="gr4" draw:text-style-name="P5" draw:layer="layout" svg:width="16cm" svg:height="6.5cm" svg:x="48cm" svg:y="6.5cm">
          <draw:text-box>
            <text:p><text:span text:style-name="T3">751 cm</text:span></text:p>
          </draw:text-box>
        </draw:frame>
        <draw:line draw:style-name="gr5" draw:text-style-name="P6" draw:layer="layout" svg:x1="11.044cm" svg:y1="38.001cm" svg:x2="17cm" svg:y2="4.222cm">
          <text:p/>
        </draw:line>
        <draw:line draw:style-name="gr6" draw:text-style-name="P6" draw:layer="layout" svg:x1="5cm" svg:y1="71.529cm" svg:x2="10.956cm" svg:y2="37.75cm">
          <text:p/>
        </draw:line>
        <draw:line draw:style-name="gr6" draw:text-style-name="P6" draw:layer="layout" svg:x1="86.632cm" svg:y1="96.751cm" svg:x2="5.25cm" svg:y2="71.87cm">
          <text:p/>
        </draw:line>
        <draw:line draw:style-name="gr6" draw:text-style-name="P6" draw:layer="layout" svg:x1="86.75cm" svg:y1="96.137cm" svg:x2="118.976cm" svg:y2="76cm">
          <text:p/>
        </draw:line>
        <draw:line draw:style-name="gr6" draw:text-style-name="P6" draw:layer="layout" svg:x1="120.5cm" svg:y1="76cm" svg:x2="124.344cm" svg:y2="32.068cm">
          <text:p/>
        </draw:line>
        <draw:line draw:style-name="gr5" draw:text-style-name="P6" draw:layer="layout" svg:x1="91.85cm" svg:y1="4.5cm" svg:x2="16.75cm" svg:y2="4.5cm">
          <text:p/>
        </draw:line>
        <draw:line draw:style-name="gr6" draw:text-style-name="P6" draw:layer="layout" svg:x1="125.75cm" svg:y1="32.19cm" svg:x2="91.556cm" svg:y2="4.5cm">
          <text:p/>
        </draw:line>
        <draw:frame draw:style-name="gr4" draw:text-style-name="P5" draw:layer="layout" svg:width="16cm" svg:height="6.5cm" svg:x="17.5cm" svg:y="17.75cm">
          <draw:text-box>
            <text:p><text:span text:style-name="T3">343 cm</text:span></text:p>
          </draw:text-box>
        </draw:frame>
        <draw:frame draw:style-name="gr4" draw:text-style-name="P5" draw:layer="layout" svg:width="16cm" svg:height="6.5cm" svg:x="10.5cm" svg:y="51.75cm">
          <draw:text-box>
            <text:p><text:span text:style-name="T3">374 cm</text:span></text:p>
          </draw:text-box>
        </draw:frame>
        <draw:frame draw:style-name="gr4" draw:text-style-name="P5" draw:layer="layout" svg:width="16cm" svg:height="6.5cm" svg:x="40cm" svg:y="75cm">
          <draw:text-box>
            <text:p><text:span text:style-name="T3">851 cm</text:span></text:p>
          </draw:text-box>
        </draw:frame>
        <draw:frame draw:style-name="gr4" draw:text-style-name="P5" draw:layer="layout" svg:width="16cm" svg:height="6.5cm" svg:x="91.75cm" svg:y="79.75cm">
          <draw:text-box>
            <text:p><text:span text:style-name="T3">380 cm</text:span></text:p>
          </draw:text-box>
        </draw:frame>
        <draw:frame draw:style-name="gr4" draw:text-style-name="P5" draw:layer="layout" svg:width="16cm" svg:height="6.5cm" svg:x="125cm" svg:y="51.5cm">
          <draw:text-box>
            <text:p><text:span text:style-name="T3">441 cm</text:span></text:p>
          </draw:text-box>
        </draw:frame>
        <draw:frame draw:style-name="gr4" draw:text-style-name="P5" draw:layer="layout" svg:width="16cm" svg:height="6.5cm" svg:x="109.5cm" svg:y="13.75cm">
          <draw:text-box>
            <text:p><text:span text:style-name="T3">440 cm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50cm" fo:page-height="10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9T16:38:57.906000000</meta:creation-date>
    <dc:date>2021-06-09T18:56:45.319000000</dc:date>
    <meta:editing-duration>PT2H37M39S</meta:editing-duration>
    <meta:editing-cycles>99</meta:editing-cycles>
    <meta:generator>LibreOffice/7.0.4.2$Windows_X86_64 LibreOffice_project/dcf040e67528d9187c66b2379df5ea4407429775</meta:generator>
    <meta:document-statistic meta:object-count="17"/>
  </office:meta>
</office:document-meta>
</file>